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StreamException.getTotalBytesTransfer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StreamException.get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StreamException.CopyStreamException( String message , long bytesTransferred , IO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